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15pt"/>
    </style:style>
    <style:style style:name="co2" style:family="table-column">
      <style:table-column-properties fo:break-before="auto" style:column-width="36.26pt"/>
    </style:style>
    <style:style style:name="co3" style:family="table-column">
      <style:table-column-properties fo:break-before="auto" style:column-width="121.75pt"/>
    </style:style>
    <style:style style:name="co4" style:family="table-column">
      <style:table-column-properties fo:break-before="auto" style:column-width="478.8pt"/>
    </style:style>
    <style:style style:name="co5" style:family="table-column">
      <style:table-column-properties fo:break-before="auto" style:column-width="246.25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29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pt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order-bottom="0.99pt groove #000000" style:text-align-source="fix" style:repeat-content="false" fo:wrap-option="wrap" fo:border-left="none" fo:border-right="none" fo:border-top="none"/>
      <style:paragraph-properties fo:text-align="start" fo:margin-left="0pt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99pt groove #000000" style:text-align-source="fix" style:repeat-content="false" fo:wrap-option="wrap" fo:border-left="none" fo:border-right="none" fo:border-top="none"/>
      <style:paragraph-properties fo:text-align="start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start" fo:margin-left="0pt"/>
      <style:text-properties style:font-name="Liberation Sans" fo:font-size="10pt" style:font-size-asian="10pt" style:font-size-complex="10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1016" table:default-cell-style-name="ce11"/>
        <table:table-column table:style-name="co7" table:default-cell-style-name="ce13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cost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promoFlavour</text:p>
          </table:table-cell>
          <table:table-cell table:style-name="ce10" office:value-type="string" calcext:value-type="string">
            <text:p>effectFlavour</text:p>
          </table:table-cell>
          <table:table-cell table:style-name="ce10" office:value-type="string" calcext:value-type="string">
            <text:p>effect</text:p>
          </table:table-cell>
          <table:table-cell table:style-name="ce10" office:value-type="string" calcext:value-type="string">
            <text:p>unlocked by</text:p>
          </table:table-cell>
          <table:table-cell table:style-name="ce10" table:number-columns-repeated="1016"/>
          <table:table-cell table:style-name="ce17"/>
        </table:table-row>
        <table:table-row table:style-name="ro2">
          <table:table-cell office:value-type="string" calcext:value-type="string">
            <text:p>EcoA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zourková sekera</text:p>
          </table:table-cell>
          <table:table-cell office:value-type="string" calcext:value-type="string">
            <text:p>To bude naprostá revoluce v dobývání rostlinného materiálů, už nebudeme muset lámat jednotlivé větvičky, budeme moci kácet celé stromy!</text:p>
          </table:table-cell>
          <table:table-cell office:value-type="string" calcext:value-type="string">
            <text:p>Geniální, těžba stromů je nyní opravdu efektivní.</text:p>
          </table:table-cell>
          <table:table-cell office:value-type="string" calcext:value-type="string">
            <text:p>dřevo +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oA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ohatství</text:p>
          </table:table-cell>
          <table:table-cell office:value-type="string" calcext:value-type="string">
            <text:p>Zatím známe jen dřevo a peníze – jíme klobásy z dřevěných pilin a pijeme pivo z dřevního výluhu. Je čas obohatit náš život o nové substance!</text:p>
          </table:table-cell>
          <table:table-cell office:value-type="string" calcext:value-type="string">
            <text:p>Nová filozofická studie podložená chemickým rozborem ukazuje, že se svět skládá z 5 živlů: nejen peníze a dřevo, ale také kámen, sýra a pivo. Po tomto objevu je můžeme začít využívat všechny!</text:p>
          </table:table-cell>
          <table:table-cell office:value-type="string" calcext:value-type="string">
            <text:p>trochu free luxusních surovin &amp; unlock jejich těžby</text:p>
          </table:table-cell>
          <table:table-cell table:style-name="ce13" office:value-type="string" calcext:value-type="string">
            <text:p>A1</text:p>
          </table:table-cell>
          <table:table-cell table:style-name="ce13" table:number-columns-repeated="1016"/>
          <table:table-cell/>
        </table:table-row>
        <table:table-row table:style-name="ro3">
          <table:table-cell office:value-type="string" calcext:value-type="string">
            <text:p>EcoA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ospoda</text:p>
          </table:table-cell>
          <table:table-cell office:value-type="string" calcext:value-type="string">
            <text:p>Popište ráj na zemi: kamarádi z vojny, šipky, fotbálek a hlavně pivo tekoucí proudem – a přesně to můžeme mít i v našem městě!</text:p>
          </table:table-cell>
          <table:table-cell office:value-type="string" calcext:value-type="string">
            <text:p>Teď ty prasata můžeme ožrat do němoty a odvést tak pozornost od jiných vládních vyhlášek.</text:p>
          </table:table-cell>
          <table:table-cell office:value-type="string" calcext:value-type="string">
            <text:p>unlock HOSPODA</text:p>
          </table:table-cell>
          <table:table-cell office:value-type="string" calcext:value-type="string">
            <text:p>A2, B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oA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gistika</text:p>
          </table:table-cell>
          <table:table-cell office:value-type="string" calcext:value-type="string">
            <text:p>Ve velkých polisech prý mají jakýsi "logistický systém", což znamená, že staví obrovské sklady surovin. Takové chci mít taky!</text:p>
          </table:table-cell>
          <table:table-cell office:value-type="string" calcext:value-type="string">
            <text:p>To bude určitě dobrý nápad, zkuste jeden postavit. Snad lidem nebudou vadit hovna od povozů a nevzhledné krabice.</text:p>
          </table:table-cell>
          <table:table-cell office:value-type="string" calcext:value-type="string">
            <text:p>unlock SKLAD</text:p>
          </table:table-cell>
          <table:table-cell office:value-type="string" calcext:value-type="string">
            <text:p>A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coA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Železná sekera</text:p>
          </table:table-cell>
          <table:table-cell office:value-type="string" calcext:value-type="string">
            <text:p>Železná sekera je hezčí, ostřejší a vydrží mnohem déle, proto ji doporučuje 9 z 10 dřevorubců. Nyní i s dvouletou zárukou. Úžasné!</text:p>
          </table:table-cell>
          <table:table-cell office:value-type="string" calcext:value-type="string">
            <text:p>Nechali jsme se přesvědčit reklamou z amfiteátru a koupili jsme výhodný balíček 10 seker + 1 zdarma, tak snad je prodejce brzo doručí.</text:p>
          </table:table-cell>
          <table:table-cell office:value-type="string" calcext:value-type="string">
            <text:p>dřevo +</text:p>
          </table:table-cell>
          <table:table-cell office:value-type="string" calcext:value-type="string">
            <text:p>A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coA6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ýbly na mléko</text:p>
          </table:table-cell>
          <table:table-cell office:value-type="string" calcext:value-type="string">
            <text:p>Mléko pracovníci dosud nosili v dlaních. S kýblem to určitě půjde rychleji!</text:p>
          </table:table-cell>
          <table:table-cell office:value-type="string" calcext:value-type="string">
            <text:p>Dělníci nechápou, proč nemají mléko nosit ve dlaních, to se nezměnilo, ale dali si kýbly na hlavu a snížila se tak úrazovost následkem pokopání krávou, takže efektivita práce se zvedla.</text:p>
          </table:table-cell>
          <table:table-cell office:value-type="string" calcext:value-type="string">
            <text:p>sýra +</text:p>
          </table:table-cell>
          <table:table-cell office:value-type="string" calcext:value-type="string">
            <text:p>A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A6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Vozíky na kamení</text:p>
          </table:table-cell>
          <table:table-cell office:value-type="string" calcext:value-type="string">
            <text:p>Dělníci dosud táhli kameny ručně a to moc efektivní není.</text:p>
          </table:table-cell>
          <table:table-cell office:value-type="string" calcext:value-type="string">
            <text:p>Dělníci šutry stále nosí po jednom, ale jedou přitom ve vozíku a jde to rychleji.</text:p>
          </table:table-cell>
          <table:table-cell office:value-type="string" calcext:value-type="string">
            <text:p>kámen +</text:p>
          </table:table-cell>
          <table:table-cell office:value-type="string" calcext:value-type="string">
            <text:p>A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A6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orálka na moři</text:p>
          </table:table-cell>
          <table:table-cell office:value-type="string" calcext:value-type="string">
            <text:p>Na pivní plošině furt všichni jen chlastají! Je třeba zavést disciplínu a omezit tak ztráty piva.</text:p>
          </table:table-cell>
          <table:table-cell office:value-type="string" calcext:value-type="string">
            <text:p>Uzavřel se přístup k hlavní nádrži. Většina dělníků tedy chlastá u ventilu, ale aspoň ti blbí nepijou.</text:p>
          </table:table-cell>
          <table:table-cell office:value-type="string" calcext:value-type="string">
            <text:p>pivo +</text:p>
          </table:table-cell>
          <table:table-cell office:value-type="string" calcext:value-type="string">
            <text:p>A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coA7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plachovadlo</text:p>
          </table:table-cell>
          <table:table-cell office:value-type="string" calcext:value-type="string">
            <text:p>A potom že se prý nezajímáme o komfort obyčejných lidi! Moderní a čistý záchod ubytuje i početnou rodinu.</text:p>
          </table:table-cell>
          <table:table-cell office:value-type="string" calcext:value-type="string">
            <text:p>No to je ale luxus! Naše překrásné záchody nyní přitáhnou více lidí.</text:p>
          </table:table-cell>
          <table:table-cell office:value-type="string" calcext:value-type="string">
            <text:p>kapacita radnice +</text:p>
          </table:table-cell>
          <table:table-cell office:value-type="string" calcext:value-type="string">
            <text:p>A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A8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blouková pila</text:p>
          </table:table-cell>
          <table:table-cell office:value-type="string" calcext:value-type="string">
            <text:p>To bude druhá revoluce v dřevorubectví! Budeme stromy moci i řezat, nejen do nich sekat!</text:p>
          </table:table-cell>
          <table:table-cell office:value-type="string" calcext:value-type="string">
            <text:p>Excelentní! Teď budeme mít dostatek dřeva na stavbu velkolepé megalopole!</text:p>
          </table:table-cell>
          <table:table-cell office:value-type="string" calcext:value-type="string">
            <text:p>dřevo +</text:p>
          </table:table-cell>
          <table:table-cell office:value-type="string" calcext:value-type="string">
            <text:p>A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B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hlička na peníze</text:p>
          </table:table-cell>
          <table:table-cell office:value-type="string" calcext:value-type="string">
            <text:p>Možná, že když vynalezneme uzamykatelnou pokladnici, nebudou prachy stále tak záhadně mizet.</text:p>
          </table:table-cell>
          <table:table-cell office:value-type="string" calcext:value-type="string">
            <text:p>Jen co jsme peníze dali pod zámek, hned je jich mnohem více. Že nás tohle nenapadlo dřív!</text:p>
          </table:table-cell>
          <table:table-cell office:value-type="string" calcext:value-type="string">
            <text:p>prachy +</text:p>
          </table:table-cell>
          <table:table-cell office:value-type="string" calcext:value-type="string">
            <text:p>A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coB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avidelné daně z příjmu</text:p>
          </table:table-cell>
          <table:table-cell office:value-type="string" calcext:value-type="string">
            <text:p>Peníze nyní vybíráme jen tak namátkově, kdykoliv je to zrovna potřeba. Když místo tohoto chaotického sběru zavedeme důmyslný systém pravidelných plateb, okrademe lid mnohem více!</text:p>
          </table:table-cell>
          <table:table-cell office:value-type="string" calcext:value-type="string">
            <text:p>Peníze sice do státní poklady tečou proudem, ale lidé se bouří! Měli bychom je nějak usmířit.</text:p>
          </table:table-cell>
          <table:table-cell office:value-type="string" calcext:value-type="string">
            <text:p>prachy + vygebenost -</text:p>
          </table:table-cell>
          <table:table-cell office:value-type="string" calcext:value-type="string">
            <text:p>B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coB3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hodníkový zákon</text:p>
          </table:table-cell>
          <table:table-cell office:value-type="string" calcext:value-type="string">
            <text:p>Každej na svůj chodník jenom sere a město pak musí platit údržbu. Od nynějška bude majitel zasraného chodníku pokutován, což zvýší incentivu k uklízení.</text:p>
          </table:table-cell>
          <table:table-cell office:value-type="string" calcext:value-type="string">
            <text:p>Konečně ty prasata zametaj aspoň ty největší hovna! Bohužel se jim to moc nelíbí, ale alespoň je pořádek.</text:p>
          </table:table-cell>
          <table:table-cell office:value-type="string" calcext:value-type="string">
            <text:p>údržba – vygebenost -</text:p>
          </table:table-cell>
          <table:table-cell office:value-type="string" calcext:value-type="string">
            <text:p>B2, A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coB4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Podvod</text:p>
          </table:table-cell>
          <table:table-cell office:value-type="string" calcext:value-type="string">
            <text:p>Proč se při obchodování otravovat s přesným měřením? Kilo sem, tuna tam, a hned vyděláme trochu více!</text:p>
          </table:table-cell>
          <table:table-cell office:value-type="string" calcext:value-type="string">
            <text:p>Cizí obchodníci odcházeji spokojeni, když se naše váhy honosí Národním Certifikátem Přesnosti! My jsme ještě spokojenější.</text:p>
          </table:table-cell>
          <table:table-cell office:value-type="string" calcext:value-type="string">
            <text:p>obchod +</text:p>
          </table:table-cell>
          <table:table-cell office:value-type="string" calcext:value-type="string">
            <text:p>B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coB5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ovela zákonu o daních</text:p>
          </table:table-cell>
          <table:table-cell office:value-type="string" calcext:value-type="string">
            <text:p>Zrušíme velice nepopulární daň z příjmu, zato zavedeme spoustu menších daní a správních poplatků za všechno možné.</text:p>
          </table:table-cell>
          <table:table-cell office:value-type="string" calcext:value-type="string">
            <text:p>Ach, to kouzlo byrokracie! Obíráme lid ještě více a oni si přitom myslí pravý opak!</text:p>
          </table:table-cell>
          <table:table-cell office:value-type="string" calcext:value-type="string">
            <text:p>vygebenost + prachy +</text:p>
          </table:table-cell>
          <table:table-cell office:value-type="string" calcext:value-type="string">
            <text:p>B4, A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B6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Eurozóna</text:p>
          </table:table-cell>
          <table:table-cell office:value-type="string" calcext:value-type="string">
            <text:p>Zavedeme jednotnou měnu, bude to pokrokové a vyplatí se to skutečně VŠEM!</text:p>
          </table:table-cell>
          <table:table-cell office:value-type="string" calcext:value-type="string">
            <text:p>Ano! To je rozumné a dobré. Kdo bude tuto univerzální měnu razit? No přece my, samozřejmě.</text:p>
          </table:table-cell>
          <table:table-cell office:value-type="string" calcext:value-type="string">
            <text:p>obchod +</text:p>
          </table:table-cell>
          <table:table-cell office:value-type="string" calcext:value-type="string">
            <text:p>B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coB7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travenky</text:p>
          </table:table-cell>
          <table:table-cell office:value-type="string" calcext:value-type="string">
            <text:p>Zlatá kolečka hladový krk nezasytí, dělný lid chce poukaz na jídlo a pití!</text:p>
          </table:table-cell>
          <table:table-cell office:value-type="string" calcext:value-type="string">
            <text:p>Výborně, snížili jsme platy a ta šlichta, co dáváme v kantýně, nás stojí jen zlomek ušetřených peněz. Všichni jsou spokojení.</text:p>
          </table:table-cell>
          <table:table-cell office:value-type="string" calcext:value-type="string">
            <text:p>plat -</text:p>
          </table:table-cell>
          <table:table-cell office:value-type="string" calcext:value-type="string">
            <text:p>B6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EcoGrand</text:p>
          </table:table-cell>
          <table:table-cell table:style-name="ce12" office:value-type="float" office:value="99999" calcext:value-type="float">
            <text:p>99999</text:p>
          </table:table-cell>
          <table:table-cell table:style-name="ce12" office:value-type="string" calcext:value-type="string">
            <text:p>Budoucnost ekonomiky</text:p>
          </table:table-cell>
          <table:table-cell table:style-name="ce12" office:value-type="string" calcext:value-type="string">
            <text:p>Dovedete si vůbec představit, že všichni pilně pracují a státní úřady fungují tak, jak mají? To je naše budoucnost!</text:p>
          </table:table-cell>
          <table:table-cell table:style-name="ce12" office:value-type="string" calcext:value-type="string">
            <text:p>Pořádek v ulicích a ekonomický růst. To se líbí občanům i mě!</text:p>
          </table:table-cell>
          <table:table-cell table:style-name="ce12" office:value-type="string" calcext:value-type="string">
            <text:p>trošku bonus do všeho</text:p>
          </table:table-cell>
          <table:table-cell table:style-name="ce12" office:value-type="string" calcext:value-type="string">
            <text:p>A8, B7, A6a, A6b, A6c</text:p>
          </table:table-cell>
          <table:table-cell table:style-name="ce12" table:number-columns-repeated="1016"/>
          <table:table-cell table:style-name="ce18"/>
        </table:table-row>
        <table:table-row table:style-name="ro3">
          <table:table-cell office:value-type="string" calcext:value-type="string">
            <text:p>PolA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chránka na vzkazy</text:p>
          </table:table-cell>
          <table:table-cell office:value-type="string" calcext:value-type="string">
            <text:p>Lidi potřebujou na vládu anonymně nadávat a vylít si tak srdíčko beze strachu z možné represe. Umožněme jim to, vždyť to přece pak ani nemusíme číst!</text:p>
          </table:table-cell>
          <table:table-cell office:value-type="string" calcext:value-type="string">
            <text:p>Schránka byla ihned ucpána vzkazy typu CHCI PIVO VOLOVÉ a lidé jsou vygebení, jak pěkně nás "vochcali". Inu, proč ne.</text:p>
          </table:table-cell>
          <table:table-cell table:style-name="ce15" office:value-type="string" calcext:value-type="string">
            <text:p>vygebenost +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A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Koblihy</text:p>
          </table:table-cell>
          <table:table-cell office:value-type="string" calcext:value-type="string">
            <text:p>JO! Bude úplně nejvíc nejlíp! Nejsme jako politici, my makáme a prostě všecko spravíme! To je motto, které hlásáme při rozdávání sladkého pečiva. Lid pak skousne úplně všechno.</text:p>
          </table:table-cell>
          <table:table-cell office:value-type="string" calcext:value-type="string">
            <text:p>Mám dojem, že někteří vykutálení lotři si pro naše střevní ucpávky přišli vícekrát, ale to vůbec nevadí, přízeň lidu je nyní na naší straně.</text:p>
          </table:table-cell>
          <table:table-cell table:style-name="ce15" office:value-type="string" calcext:value-type="string">
            <text:p>vygebenost +</text:p>
          </table:table-cell>
          <table:table-cell office:value-type="string" calcext:value-type="string">
            <text:p>A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A3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Úsporná opatření</text:p>
          </table:table-cell>
          <table:table-cell office:value-type="string" calcext:value-type="string">
            <text:p>No je přece kríze, tak se musí šetřit! Ale samozřejmě že zrovna vás se to vůbec nedotkne, peníze najdeme v jiných sektorech!</text:p>
          </table:table-cell>
          <table:table-cell office:value-type="string" calcext:value-type="string">
            <text:p>Lidé tuto tíži přeci jen pocítili a moc se jim to nelíbí. Státní rozpočet však vypadá slibně!</text:p>
          </table:table-cell>
          <table:table-cell table:style-name="ce15" office:value-type="string" calcext:value-type="string">
            <text:p>údržba - platy - vygebenost -</text:p>
          </table:table-cell>
          <table:table-cell office:value-type="string" calcext:value-type="string">
            <text:p>A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olA4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Dopravní zklidnění</text:p>
          </table:table-cell>
          <table:table-cell office:value-type="string" calcext:value-type="string">
            <text:p><text:span text:style-name="T1">Všudypřítomné plachetnice jen dělají hluk, zabírají místo a prostě nepatří na moderní ostrov 5. století př. Kr</text:span>. Aktivisté požadují nápravu: omezit rychlost, zavést rezidentní kotvení a postavit cyklostezky!</text:p>
          </table:table-cell>
          <table:table-cell office:value-type="string" calcext:value-type="string">
            <text:p><text:span text:style-name="T1">Pod hladinu moře jsme umístili retardéry a na celé pobřeží značky zákazu stání, takže na prázdných plážích mohou začít sousedské slavnosti. Bez ošklivých lodí n</text:span>aše město konečně žije a dýchá! Jupí!</text:p>
          </table:table-cell>
          <table:table-cell table:style-name="ce15" office:value-type="string" calcext:value-type="string">
            <text:p>vygebenost + obchod -</text:p>
          </table:table-cell>
          <table:table-cell office:value-type="string" calcext:value-type="string">
            <text:p>A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A5</text:p>
          </table:table-cell>
          <table:table-cell office:value-type="float" office:value="7999" calcext:value-type="float">
            <text:p>7999</text:p>
          </table:table-cell>
          <table:table-cell office:value-type="string" calcext:value-type="string">
            <text:p>Státní náboženství</text:p>
          </table:table-cell>
          <table:table-cell office:value-type="string" calcext:value-type="string">
            <text:p>To by nešlo, aby lidi jen tak v něco věřili a jen tak se někde modlili jak se jim zachce. Vytvoříme pořádně zregulovanou oficiální církev, která bude kázat submisivitu vůči posvěcené státní moci!</text:p>
          </table:table-cell>
          <table:table-cell table:style-name="ce15" office:value-type="string" calcext:value-type="string">
            <text:p>Úžasné, naše nová církev je organizace tak neschopná a zkorumpovaná, že se nám o tom ani nesnilo! Nyní můžeme postavit svatý chrám a nahnat do něj věřící, ať už je to zajímá nebo ne.</text:p>
          </table:table-cell>
          <table:table-cell table:style-name="ce15" office:value-type="string" calcext:value-type="string">
            <text:p>unlock KOSTEL</text:p>
          </table:table-cell>
          <table:table-cell office:value-type="string" calcext:value-type="string">
            <text:p>A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A6</text:p>
          </table:table-cell>
          <table:table-cell office:value-type="float" office:value="16999" calcext:value-type="float">
            <text:p>16999</text:p>
          </table:table-cell>
          <table:table-cell office:value-type="string" calcext:value-type="string">
            <text:p>Honosný palác</text:p>
          </table:table-cell>
          <table:table-cell office:value-type="string" calcext:value-type="string">
            <text:p><text:span text:style-name="T2">Vládce musí být přece důstojný a reprezentovat naší zem svou vznešeností</text:span>. Velkolepé vládní sídlo bude chloubou naší země, a občané to svému milovanému oligarchovi jistě rádi zaplatí.</text:p>
          </table:table-cell>
          <table:table-cell office:value-type="string" calcext:value-type="string">
            <text:p>Paráda, můžeme stavět luxusní palác! Lidé jsou rozhořčeni nad vysáváním státního rozpočtu na stavbu Holubího Hnízda, ale tak už to holt bývá. Všichni jsou si rovni, ale někteří jsou si rovnější.</text:p>
          </table:table-cell>
          <table:table-cell table:style-name="ce15" office:value-type="string" calcext:value-type="string">
            <text:p>vygebenost – unlock PALÁC</text:p>
          </table:table-cell>
          <table:table-cell office:value-type="string" calcext:value-type="string">
            <text:p>A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A7</text:p>
          </table:table-cell>
          <table:table-cell office:value-type="float" office:value="28999" calcext:value-type="float">
            <text:p>28999</text:p>
          </table:table-cell>
          <table:table-cell office:value-type="string" calcext:value-type="string">
            <text:p>Populismus</text:p>
          </table:table-cell>
          <table:table-cell office:value-type="string" calcext:value-type="string">
            <text:p>Převratný traktát v oboru politické filozofie, který má prý v praxi přinést harmonizaci vztahů mezi plebsem a oligarchií, jakož i pozvednou politickou kulturu v zemi.</text:p>
          </table:table-cell>
          <table:table-cell table:style-name="ce15" office:value-type="string" calcext:value-type="string">
            <text:p>Portrét vypaseného vládce visí na všech rozích a lidé přikyvují: no ano, chceme lepší budoucnost! Rozhazovat peníze je spravedlivé, úspory jsou stejně jenom výmysl nějakých Ročíldů z volstrýtu..</text:p>
          </table:table-cell>
          <table:table-cell table:style-name="ce15" office:value-type="string" calcext:value-type="string">
            <text:p>vygebenost ++ plat +</text:p>
          </table:table-cell>
          <table:table-cell office:value-type="string" calcext:value-type="string">
            <text:p>A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C1</text:p>
          </table:table-cell>
          <table:table-cell office:value-type="float" office:value="92235" calcext:value-type="float">
            <text:p>92235</text:p>
          </table:table-cell>
          <table:table-cell office:value-type="string" calcext:value-type="string">
            <text:p>Novoroční ohňostroj</text:p>
          </table:table-cell>
          <table:table-cell office:value-type="string" calcext:value-type="string">
            <text:p>Oslavy náhodného dne v kalendáři jsou vhodnou záminkou k chlastání a dělání bordelu. Dáme občanům den svátku, odpálíme ohňostroj a budou spokojení!</text:p>
          </table:table-cell>
          <table:table-cell table:style-name="ce14" office:value-type="string" calcext:value-type="string">
            <text:p>Po několika případech těžkých popálenin jsme ohňostroj raději zakázali a oslavy zrušili. Můžeme však tyto zbraně hromadného ničení vypustit na nepřátelské armády a proměnit tak bojiště v krvavá jatka!</text:p>
          </table:table-cell>
          <table:table-cell table:style-name="ce15" office:value-type="string" calcext:value-type="string">
            <text:p><text:span text:style-name="T2">unlock &gt;&gt;&gt;1337 NUKE ☢</text:span>&lt;&lt;&lt; </text:p>
          </table:table-cell>
          <table:table-cell office:value-type="string" calcext:value-type="string">
            <text:p>A6, ArmB5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PolGrand</text:p>
          </table:table-cell>
          <table:table-cell table:style-name="ce12" office:value-type="float" office:value="99999" calcext:value-type="float">
            <text:p>99999</text:p>
          </table:table-cell>
          <table:table-cell table:style-name="ce12" office:value-type="string" calcext:value-type="string">
            <text:p>Budoucnost politiky</text:p>
          </table:table-cell>
          <table:table-cell table:style-name="ce12" office:value-type="string" calcext:value-type="string">
            <text:p>Dovedete si vůbec představit, že máme přitažlivé PR kampaně a korupce nám beztrestně prochází? To je naše budoucnost!</text:p>
          </table:table-cell>
          <table:table-cell table:style-name="ce12" office:value-type="string" calcext:value-type="string">
            <text:p>Rostoucí preference v průzkumech veřejného mínění a malá domů pro mě. Přesně jak to má být!</text:p>
          </table:table-cell>
          <table:table-cell table:style-name="ce16" office:value-type="string" calcext:value-type="string">
            <text:p>vygebenost + plat -</text:p>
          </table:table-cell>
          <table:table-cell table:style-name="ce12" office:value-type="string" calcext:value-type="string">
            <text:p>A6, C1</text:p>
          </table:table-cell>
          <table:table-cell table:style-name="ce12" table:number-columns-repeated="1016"/>
          <table:table-cell table:style-name="ce18"/>
        </table:table-row>
        <table:table-row table:style-name="ro3">
          <table:table-cell office:value-type="string" calcext:value-type="string">
            <text:p>WisA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řída</text:p>
          </table:table-cell>
          <table:table-cell office:value-type="string" calcext:value-type="string">
            <text:p>Tyto kusy slepeného kamenného prášku umožní učiteli psát na tabuli různé symboly, což je velice poučné. Případně mohou být vrženy na rušící studenty.</text:p>
          </table:table-cell>
          <table:table-cell office:value-type="string" calcext:value-type="string">
            <text:p>Skvělé! Teď, když se rušící žáci musí vyhýbat minerálním projektilům, jsou mnohem pozornější a nedělají tolik bordel!</text:p>
          </table:table-cell>
          <table:table-cell office:value-type="string" calcext:value-type="string">
            <text:p>škola 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sA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užka</text:p>
          </table:table-cell>
          <table:table-cell office:value-type="string" calcext:value-type="string">
            <text:p>Když zabalíme uhlí do dřeva, budou si žáci moci dokonce opsat vyučovanou látku.</text:p>
          </table:table-cell>
          <table:table-cell office:value-type="string" calcext:value-type="string">
            <text:p>Je to zdravá strava pro děti – žáci můžou tužku okousávat a ušetřili jsme tak za svačiny!</text:p>
          </table:table-cell>
          <table:table-cell office:value-type="string" calcext:value-type="string">
            <text:p>škola +</text:p>
          </table:table-cell>
          <table:table-cell office:value-type="string" calcext:value-type="string">
            <text:p>A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A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Učebnice</text:p>
          </table:table-cell>
          <table:table-cell office:value-type="string" calcext:value-type="string">
            <text:p>Kusy papyru z poznámkami se dají spojit dohromady, aby mohly být propůjčeny žákům.</text:p>
          </table:table-cell>
          <table:table-cell office:value-type="string" calcext:value-type="string">
            <text:p>Skvělé, teď už nebudou žádné plané výmluvy, že "to sme přece nebrali"!</text:p>
          </table:table-cell>
          <table:table-cell office:value-type="string" calcext:value-type="string">
            <text:p>škola +</text:p>
          </table:table-cell>
          <table:table-cell office:value-type="string" calcext:value-type="string">
            <text:p>A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sA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Školní řád</text:p>
          </table:table-cell>
          <table:table-cell office:value-type="string" calcext:value-type="string">
            <text:p>Abychom mohli žáky ukrutně trestat! Ten ksindl si to zaslouží! Pozn. Ukradyjam: HD edition nenabádá k násilí na dětech.</text:p>
          </table:table-cell>
          <table:table-cell office:value-type="string" calcext:value-type="string">
            <text:p>Školní byrošikana je nyní podpořena oficiální žákovskou knihou. Není žádná lepší motivace k studijním úspěchům nežli systematická represe!</text:p>
          </table:table-cell>
          <table:table-cell office:value-type="string" calcext:value-type="string">
            <text:p>škola +</text:p>
          </table:table-cell>
          <table:table-cell office:value-type="string" calcext:value-type="string">
            <text:p>A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sA5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Zábavné učivo</text:p>
          </table:table-cell>
          <table:table-cell office:value-type="string" calcext:value-type="string">
            <text:p>Když žákům řekneme, že matika je přece kůl, tak se budou mnohem lépe učit!</text:p>
          </table:table-cell>
          <table:table-cell office:value-type="string" calcext:value-type="string">
            <text:p>Žáci se vysmívají dementním pokusům o humor v nových učebnicích, ale to splnilo cíl – nyní s učebnicemi tráví více času.</text:p>
          </table:table-cell>
          <table:table-cell office:value-type="string" calcext:value-type="string">
            <text:p>škola +</text:p>
          </table:table-cell>
          <table:table-cell office:value-type="string" calcext:value-type="string">
            <text:p>A4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WisB1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Kulturní bohatství</text:p>
          </table:table-cell>
          <table:table-cell office:value-type="string" calcext:value-type="string">
            <text:p>Měli bychom podpořit vlasteneckého ducha dělného lidu uspořádáním výstavy, ať mají všichni na očích výdobytky naší skvělé kultury.</text:p>
          </table:table-cell>
          <table:table-cell office:value-type="string" calcext:value-type="string">
            <text:p>Sehnali jsme nejrůznější smetí po babičkách a máme tak vytvořenou kulturní sbírku. Nyní můžeme začít stavět muzeum a zlepšit tak dopravní situaci ve městě!</text:p>
          </table:table-cell>
          <table:table-cell office:value-type="string" calcext:value-type="string">
            <text:p>Unlock MUZEUM</text:p>
          </table:table-cell>
          <table:table-cell office:value-type="string" calcext:value-type="string">
            <text:p>A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sB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Občanská nauka</text:p>
          </table:table-cell>
          <table:table-cell office:value-type="string" calcext:value-type="string">
            <text:p><text:span text:style-name="T2">Účelem vzdělání není jen předat dětem nějaké znalosti</text:span>, ale také je řádně připravit na konformní život v autoritativní diktatuře. Vtlučeme jim do hlav, že náš systém je nejlepší možný.</text:p>
          </table:table-cell>
          <table:table-cell office:value-type="string" calcext:value-type="string">
            <text:p>Děti jsou naše budoucnost, a z těch příštích určitě vyrostou naprostí ignoranti bez ponětí o svých právech. To je úspěch!</text:p>
          </table:table-cell>
          <table:table-cell office:value-type="string" calcext:value-type="string">
            <text:p>škola - cena jednotek - vygebenost +</text:p>
          </table:table-cell>
          <table:table-cell office:value-type="string" calcext:value-type="string">
            <text:p>B1, A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sC1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Praktické činnosti</text:p>
          </table:table-cell>
          <table:table-cell office:value-type="string" calcext:value-type="string">
            <text:p>Je třeba prohloubit technickou zručnost našich žáků a zlepšit tak perspektivu jejich uplatnění – mohou pak udělat kariéru třeba v montovně!</text:p>
          </table:table-cell>
          <table:table-cell office:value-type="string" calcext:value-type="string">
            <text:p>Výborně, máme cvičené pracanty, kteří mohou v dílně sestavovat kolosální válečné stroje! Nepřátelé se budou třást před výtvory našich zlatých ručiček!</text:p>
          </table:table-cell>
          <table:table-cell office:value-type="string" calcext:value-type="string">
            <text:p>Unlock OBR</text:p>
          </table:table-cell>
          <table:table-cell office:value-type="string" calcext:value-type="string">
            <text:p>B2, ArmB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WisGrand</text:p>
          </table:table-cell>
          <table:table-cell table:style-name="ce12" office:value-type="float" office:value="99999" calcext:value-type="float">
            <text:p>99999</text:p>
          </table:table-cell>
          <table:table-cell table:style-name="ce12" office:value-type="string" calcext:value-type="string">
            <text:p>Budoucnost školství</text:p>
          </table:table-cell>
          <table:table-cell table:style-name="ce12" office:value-type="string" calcext:value-type="string">
            <text:p>Dovedete si vůbec představit, že žáci rádi chodí do školy a pilně se učí? To je naše budoucnost!</text:p>
          </table:table-cell>
          <table:table-cell table:style-name="ce12" office:value-type="string" calcext:value-type="string">
            <text:p>Kvalitní výuka a motivovaní studenti. Čeká nás technický pokrok a zářná budoucnost!</text:p>
          </table:table-cell>
          <table:table-cell table:style-name="ce12" office:value-type="string" calcext:value-type="string">
            <text:p>škola ++</text:p>
          </table:table-cell>
          <table:table-cell table:style-name="ce12" office:value-type="string" calcext:value-type="string">
            <text:p>A5, B2, C1</text:p>
          </table:table-cell>
          <table:table-cell table:style-name="ce12" table:number-columns-repeated="1016"/>
          <table:table-cell table:style-name="ce18"/>
        </table:table-row>
        <table:table-row table:style-name="ro1">
          <table:table-cell office:value-type="string" calcext:value-type="string">
            <text:p>Arm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jový výcvik</text:p>
          </table:table-cell>
          <table:table-cell office:value-type="string" calcext:value-type="string">
            <text:p>Naučme vojáky, kterým koncem se kopí drží a do čeho se má bodat!</text:p>
          </table:table-cell>
          <table:table-cell office:value-type="string" calcext:value-type="string">
            <text:p>Skvělé! Naše "armáda" už nevypadá jako mateřská školka, ale alespoň jako pouliční gang!</text:p>
          </table:table-cell>
          <table:table-cell office:value-type="string" calcext:value-type="string">
            <text:p>power +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rmA2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Motivační kouč</text:p>
          </table:table-cell>
          <table:table-cell office:value-type="string" calcext:value-type="string">
            <text:p>Bojovat se nedá individuálně, vojáci potřebují tvrdé vedení. Určeme proto ty nejvíce arogantní a namyšlené slizouny jako velitele, aby mužstvo nahecovali a popohnali vstříc krvavému masakru!</text:p>
          </table:table-cell>
          <table:table-cell office:value-type="string" calcext:value-type="string">
            <text:p><text:span text:style-name="T2">Vojáci už mají motivačních proslovů plné zuby</text:span>, tak se radši bezhlavě vrhají do boje než aby ty kecy museli poslouchat. Účinnost armády je značně zvýšena!</text:p>
          </table:table-cell>
          <table:table-cell office:value-type="string" calcext:value-type="string">
            <text:p>power +</text:p>
          </table:table-cell>
          <table:table-cell office:value-type="string" calcext:value-type="string">
            <text:p>A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mA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říděl piva</text:p>
          </table:table-cell>
          <table:table-cell office:value-type="string" calcext:value-type="string">
            <text:p>Vojákům rozdáme před bojem pivo, abychom podpořili jejich agresivitu.</text:p>
          </table:table-cell>
          <table:table-cell office:value-type="string" calcext:value-type="string">
            <text:p>Ožralí vojáci se sice neumí pořádně trefit do nepřátel, ale zase ztrácí pud sebezáchovy a zapomínají dezertovat, bojová síla našich pluků se tedy značně zvýšila.</text:p>
          </table:table-cell>
          <table:table-cell office:value-type="string" calcext:value-type="string">
            <text:p>power +</text:p>
          </table:table-cell>
          <table:table-cell office:value-type="string" calcext:value-type="string">
            <text:p>A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mB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Jiná města umí házet nože pomocí klacku! To zní velmi nebezpečně, tak proč to nezkusit.</text:p>
          </table:table-cell>
          <table:table-cell office:value-type="string" calcext:value-type="string">
            <text:p>Vrhače nožů se v rukou těch trotlů chovají víceméně náhodně. Někdy je zasažen nepřítel, někdy spolubojovník. Válka je krutá a z krvavého pekla není úniku…</text:p>
          </table:table-cell>
          <table:table-cell office:value-type="string" calcext:value-type="string">
            <text:p>unlock LUK</text:p>
          </table:table-cell>
          <table:table-cell office:value-type="string" calcext:value-type="string">
            <text:p>A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mB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Zoo</text:p>
          </table:table-cell>
          <table:table-cell table:style-name="ce14" office:value-type="string" calcext:value-type="string">
            <text:p>Vědci by rádi zřídili ohrádku s cizokrajnými zvířaty, aby je mohli zevrubně studovat. Prý by to bylo i velice poučné a zábavné pro měšťany. Co je to za blbost, to jim nestačí ovce a krávy?</text:p>
          </table:table-cell>
          <table:table-cell table:style-name="ce14" office:value-type="string" calcext:value-type="string">
            <text:p>Ztřeštěného nápadu vědců se chytli naši vojenští inženýři a zoo přizpůsobili na velkochov bitevních příšer. Pět tun masa s ohromnými kly pádí vražednou rychlostí po bojišti – jak velice praktické!</text:p>
          </table:table-cell>
          <table:table-cell office:value-type="string" calcext:value-type="string">
            <text:p>unlock SLN</text:p>
          </table:table-cell>
          <table:table-cell office:value-type="string" calcext:value-type="string">
            <text:p>B1, A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mB3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opliti</text:p>
          </table:table-cell>
          <table:table-cell office:value-type="string" calcext:value-type="string">
            <text:p><text:span text:style-name="T2">Nový kopiníci budou větší, lepší, hezčí, delší a když se tito tvrdí hoši </text:span>postaví do hrozivě vypadající formace, určitě hluboce penetrují nepřátelské linie.</text:p>
          </table:table-cell>
          <table:table-cell office:value-type="string" calcext:value-type="string">
            <text:p>Tyto elitní jednotky s nablýskanou zbrojí jsou zlatým hřebem každé vojenské přehlídky!</text:p>
          </table:table-cell>
          <table:table-cell office:value-type="string" calcext:value-type="string">
            <text:p>unlock HOP</text:p>
          </table:table-cell>
          <table:table-cell office:value-type="string" calcext:value-type="string">
            <text:p>B2, A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mB4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Sochařství</text:p>
          </table:table-cell>
          <table:table-cell office:value-type="string" calcext:value-type="string">
            <text:p>Sochy jsou krásné a vznešené, měli bychom jimi zvelebit naši armádu. Třeba tak usmíříme své sveřepé soky!</text:p>
          </table:table-cell>
          <table:table-cell office:value-type="string" calcext:value-type="string">
            <text:p>Dřevěné koně lze vydávat za umělecké dílo, takže můžeme část výdajů na armádu zahrnout pod kulturu a náš rozpočet hned vypadá přívětivěji! V útrobách koní zatím čekají chrabří bratři ve zbrani.</text:p>
          </table:table-cell>
          <table:table-cell office:value-type="string" calcext:value-type="string">
            <text:p>unlock DÍLNA, unlock TRJ</text:p>
          </table:table-cell>
          <table:table-cell office:value-type="string" calcext:value-type="string">
            <text:p>B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mB5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Zkušebna ohňostrojů</text:p>
          </table:table-cell>
          <table:table-cell office:value-type="string" calcext:value-type="string">
            <text:p><text:span text:style-name="T2">BUM PRÁSK! Vědci s výbušnou povahou mohou být zapojeni přímo do </text:span>vojensko-průmyslového komplexu a rozflákat tak všechno, na co přijdou!</text:p>
          </table:table-cell>
          <table:table-cell table:style-name="ce14" office:value-type="string" calcext:value-type="string">
            <text:p>FIASKO! Budova byla při uvítacím ohňostroji srovnána se zemí, budeme muset postavit novou! A jestli jí ti vědci zase vyhodí do povětří, vyženeme je s jejich třaskavými experimenty přímo na bitevní pole.</text:p>
          </table:table-cell>
          <table:table-cell office:value-type="string" calcext:value-type="string">
            <text:p>unlock ZKUŠEBNA, unlock BAZ</text:p>
          </table:table-cell>
          <table:table-cell office:value-type="string" calcext:value-type="string">
            <text:p>B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mC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Konfiskace</text:p>
          </table:table-cell>
          <table:table-cell office:value-type="string" calcext:value-type="string">
            <text:p>Vojáci nyní všechen lup schovají do kapes a my máme jen to, co neunesou a vypadne jim! Loupež musíme zlegalizovat, a hlavně zorganizovat ku státnímu prospěchu!</text:p>
          </table:table-cell>
          <table:table-cell office:value-type="string" calcext:value-type="string">
            <text:p>Vojáci jsou zklamaní, že už loupení není takové dobrodružství, ale my můžeme z války přivézt mnoho surovin!</text:p>
          </table:table-cell>
          <table:table-cell office:value-type="string" calcext:value-type="string">
            <text:p>dranc ++</text:p>
          </table:table-cell>
          <table:table-cell office:value-type="string" calcext:value-type="string">
            <text:p>A3, B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mC2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Káry na brakování</text:p>
          </table:table-cell>
          <table:table-cell office:value-type="string" calcext:value-type="string">
            <text:p>Drancování je ta nejdůležitější část boje, proto musíme zajistit funkční logistiku nakradených surovin!</text:p>
          </table:table-cell>
          <table:table-cell office:value-type="string" calcext:value-type="string">
            <text:p><text:span text:style-name="T2">Skvělé! Intenzita loupení a vykrádání se zlepšila a do našeho města může proudit tučná kořist</text:span>. Alespoň něco v tomhle státě funguje.</text:p>
          </table:table-cell>
          <table:table-cell office:value-type="string" calcext:value-type="string">
            <text:p>dranc +</text:p>
          </table:table-cell>
          <table:table-cell office:value-type="string" calcext:value-type="string">
            <text:p>C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mC3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Detektor kovu</text:p>
          </table:table-cell>
          <table:table-cell office:value-type="string" calcext:value-type="string">
            <text:p>Existuje teorie o zvláštním artefaktu posvěceném samotným Hefaistem, který nám umožní hledat skryté poklady v nepřátelských městech!</text:p>
          </table:table-cell>
          <table:table-cell table:style-name="ce14" office:value-type="string" calcext:value-type="string">
            <text:p><text:span text:style-name="T2">Vědci přišli s hyperinflačním protonakadriovým homonitorem, který po náležité termoexcitační evisceraci</text:span> provede širokospektrální paralytickou analýzu. ABYCHOM MOHLI UKRÁST VÍCE ZLATA!!!</text:p>
          </table:table-cell>
          <table:table-cell office:value-type="string" calcext:value-type="string">
            <text:p>dranc +</text:p>
          </table:table-cell>
          <table:table-cell office:value-type="string" calcext:value-type="string">
            <text:p>C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mB6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Měchy na vzduch</text:p>
          </table:table-cell>
          <table:table-cell office:value-type="string" calcext:value-type="string">
            <text:p>To je ale šílený nápad – měchy na vzduch prý umožní potápěčům setrvat pod vodou a dobýt tak mořské hlubiny. Kdyby se to však povedlo, znamenalo by to revoluci v námořním boji.</text:p>
          </table:table-cell>
          <table:table-cell office:value-type="string" calcext:value-type="string">
            <text:p><text:span text:style-name="T2">Dostavil se nečekaný výsledek, měchy sice nelze využít na potápění, ale zase se umí VZNÁŠET! Dílna může tedy začít chrlit</text:span> inovativní válečné stroje. Zmizte, ptáci - vzdušný prostor je náš!</text:p>
          </table:table-cell>
          <table:table-cell office:value-type="string" calcext:value-type="string">
            <text:p>unlock BAL</text:p>
          </table:table-cell>
          <table:table-cell table:style-name="ce13" office:value-type="string" calcext:value-type="string">
            <text:p>B5, C2</text:p>
          </table:table-cell>
          <table:table-cell table:style-name="ce13" table:number-columns-repeated="1016"/>
          <table:table-cell/>
        </table:table-row>
        <table:table-row table:style-name="ro2">
          <table:table-cell office:value-type="string" calcext:value-type="string">
            <text:p>ArmB7</text:p>
          </table:table-cell>
          <table:table-cell office:value-type="float" office:value="34000" calcext:value-type="float">
            <text:p>34000</text:p>
          </table:table-cell>
          <table:table-cell office:value-type="string" calcext:value-type="string">
            <text:p>Létající řeznictví</text:p>
          </table:table-cell>
          <table:table-cell office:value-type="string" calcext:value-type="string">
            <text:p>Gyros je tradiční řecká pochoutka z masa. Dává proto smysl opatřit řezníky létajícím vrtulovým strojem, aby mohli ze vzduchu sytit hladové krky našich vojáků lahodným kafilerním odpadem.</text:p>
          </table:table-cell>
          <table:table-cell office:value-type="string" calcext:value-type="string">
            <text:p>Letecké zásobování se ukázalo být neekonomické, ale když už jsme kvůli tomu vynalezli létající stroj pobitý ostrými čepelemi, můžeme jej nasadit do boje! Gyrosáři budou postrachem nebe!</text:p>
          </table:table-cell>
          <table:table-cell office:value-type="string" calcext:value-type="string">
            <text:p>unlock GYR</text:p>
          </table:table-cell>
          <table:table-cell office:value-type="string" calcext:value-type="string">
            <text:p>B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mD1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Povinná vojna</text:p>
          </table:table-cell>
          <table:table-cell office:value-type="string" calcext:value-type="string">
            <text:p>Další buzerace občanů, tentokrát pro vojenské účely! Kvantita nad kvalitou, vždy a všude!</text:p>
          </table:table-cell>
          <table:table-cell office:value-type="string" calcext:value-type="string">
            <text:p>Každý dospělý občan je zbuzerován a vycvičen, aby uměl salutovat, obléct si uniformu a vypotácet se ze stanu na ranní nástup. To značně pomůže produkci kanonenfutru v případě války.</text:p>
          </table:table-cell>
          <table:table-cell office:value-type="string" calcext:value-type="string">
            <text:p>cena jednotek – power-</text:p>
          </table:table-cell>
          <table:table-cell office:value-type="string" calcext:value-type="string">
            <text:p>B7, C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mGrand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Budoucnost války</text:p>
          </table:table-cell>
          <table:table-cell office:value-type="string" calcext:value-type="string">
            <text:p>Dovedete si vůbec představit, že se vojáci krvelačně vrhají do bitevní vřavy a poslušně poslouchají rozkazy? To je naše budoucnost!</text:p>
          </table:table-cell>
          <table:table-cell office:value-type="string" calcext:value-type="string">
            <text:p>Po zuby ozbrojená banda lačnící po krveprolití. Naše válečná mašinerie může dobýt svět!</text:p>
          </table:table-cell>
          <table:table-cell office:value-type="string" calcext:value-type="string">
            <text:p>power ++</text:p>
          </table:table-cell>
          <table:table-cell office:value-type="string" calcext:value-type="string">
            <text:p>D1</text:p>
          </table:table-cell>
          <table:table-cell table:number-columns-repeated="1017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22:13:39.1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ří Zbytovský</meta:initial-creator>
    <meta:creation-date>2019-02-13T17:31:44.098000000</meta:creation-date>
    <dc:date>2019-03-13T22:18:17.049000000</dc:date>
    <dc:creator>Jiří Zbytovský</dc:creator>
    <meta:editing-duration>PT11H9M30S</meta:editing-duration>
    <meta:editing-cycles>137</meta:editing-cycles>
    <meta:generator>LibreOffice/6.0.2.1$Windows_X86_64 LibreOffice_project/f7f06a8f319e4b62f9bc5095aa112a65d2f3ac89</meta:generator>
    <meta:document-statistic meta:table-count="1" meta:cell-count="360" meta:object-count="0"/>
  </office:meta>
</office:document-meta>
</file>